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22:22:54.946410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6T22:23:06.942009856</dc:date>
    <meta:editing-duration>PT9M34S</meta:editing-duration>
    <meta:editing-cycles>10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2cm" svg:width="42.73cm" svg:height="25.575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